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 style:list-style-name="L29">
      <style:paragraph-properties fo:line-height="150%"/>
      <style:text-properties style:font-name="Arial" style:font-name-asian="Arial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53" style:family="paragraph" style:parent-style-name="Text_20_body" style:list-style-name="L31">
      <style:paragraph-properties fo:margin-top="0cm" fo:margin-bottom="0cm" fo:line-height="150%" style:writing-mode="lr-tb"/>
    </style:style>
    <style:style style:name="P54" style:family="paragraph" style:parent-style-name="Text_20_body" style:list-style-name="L32">
      <style:paragraph-properties fo:margin-top="0cm" fo:margin-bottom="0cm" fo:line-height="150%" style:writing-mode="lr-tb"/>
    </style:style>
    <style:style style:name="P55" style:family="paragraph" style:parent-style-name="Text_20_body" style:list-style-name="L35">
      <style:paragraph-properties fo:margin-top="0cm" fo:margin-bottom="0cm" fo:line-height="150%" style:writing-mode="lr-tb"/>
    </style:style>
    <style:style style:name="P5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style:language-asian="ja" style:country-asian="JP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T10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<text:a xlink:type="simple" xlink:href="http://localhost/Eclipse_Luna/Cake_IFM11/articles" text:style-name="Internet_20_link" text:visited-style-name="Visited_20_Internet_20_Link">http://localhost/Eclipse_Luna/Cake_IFM11/articles</text:a></text:p>
      <text:p text:style-name="P3">---------------------------------------------------------------------------</text:p>
      <text:p text:style-name="P8">res free# JVEMV6 37#12.2_1 / 44. currency / 12. programming / 2. news articles / 20191220_123144</text:p>
      <text:p text:style-name="P8"/>
      <text:p text:style-name="P3">[do] <text:span text:style-name="T1">#_ </text:span></text:p>
      <text:list xml:id="list8786804135540479293" text:style-name="L1">
        <text:list-item>
          <text:p text:style-name="P14">REVIEW</text:p>
        </text:list-item>
        <text:list-item>
          <text:p text:style-name="P14">TASK-1 : start</text:p>
          <text:list>
            <text:list-item>
              <text:list>
                <text:list-item>
                  <text:p text:style-name="P14">C:\WORKS_2\WS\Eclipse_Luna\Cake_IFM11</text:p>
                </text:list-item>
              </text:list>
            </text:list-item>
            <text:list-item>
              <text:p text:style-name="P14">T-1.1</text:p>
              <text:list>
                <text:list-item>
                  <text:p text:style-name="P14">DUP : ImagesController.php</text:p>
                  <text:list>
                    <text:list-item>
                      <text:p text:style-name="P14">==&gt; ArticlesController.php</text:p>
                    </text:list-item>
                  </text:list>
                </text:list-item>
                <text:list-item>
                  <text:p text:style-name="P14">change : class name in the file</text:p>
                </text:list-item>
                <text:list-item>
                  <text:p text:style-name="P14">delete → unused functions </text:p>
                </text:list-item>
                <text:list-item>
                  <text:p text:style-name="P14">func : index ==&gt; delete content</text:p>
                </text:list-item>
                <text:list-item>
                  <text:p text:style-name="P14">TEST : access</text:p>
                  <text:list>
                    <text:list-item>
                      <text:p text:style-name="P14">==&gt; “Error: The view for ArticlesController::index() was not found.”</text:p>
                    </text:list-item>
                    <text:list-item>
                      <text:p text:style-name="P14">==&gt; OK</text:p>
                    </text:list-item>
                  </text:list>
                </text:list-item>
              </text:list>
            </text:list-item>
            <text:list-item>
              <text:p text:style-name="P14">T-1.2 : views</text:p>
              <text:list>
                <text:list-item>
                  <text:p text:style-name="P14">DUP : C:\WORKS_2\WS\Eclipse_Luna\Cake_IFM11\app\View\Images</text:p>
                  <text:list>
                    <text:list-item>
                      <text:p text:style-name="P14">==&gt; C:\WORKS_2\WS\Eclipse_Luna\Cake_IFM11\app\View\Articles</text:p>
                    </text:list-item>
                  </text:list>
                </text:list-item>
                <text:list-item>
                  <text:p text:style-name="P14">delete : index.ctp ==&gt; oth<text:span text:style-name="T4">ers</text:span></text:p>
                </text:list-item>
                <text:list-item>
                  <text:p text:style-name="P45">index.ctp</text:p>
                  <text:list>
                    <text:list-item>
                      <text:p text:style-name="P45">delete lines </text:p>
                    </text:list-item>
                  </text:list>
                </text:list-item>
                <text:list-item>
                  <text:p text:style-name="P45">TEST : access</text:p>
                  <text:list>
                    <text:list-item>
                      <text:p text:style-name="P45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html ::[20191220_124512</text:p>
          <text:list>
            <text:list-item>
              <text:p text:style-name="P45">T-2.1 </text:p>
              <text:list>
                <text:list-item>
                  <text:p text:style-name="P45">“$html = file_get_html($url);”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T-2.2</text:p>
              <text:list>
                <text:list-item>
                  <text:p text:style-name="P45">“$lo_As = $html-&gt;find('a');”</text:p>
                  <text:list>
                    <text:list-item>
                      <text:p text:style-name="P45">==&gt; OK : 'count(lo_As) =&gt; 339'</text:p>
                    </text:list-item>
                  </text:list>
                </text:list-item>
              </text:list>
            </text:list-item>
            <text:list-item>
              <text:p text:style-name="P45">T-2.3</text:p>
              <text:list>
                <text:list-item>
                  <text:p text:style-name="P45">step : 3 : 2.2<text:tab/><text:tab/><text:tab/> * <text:tab/><text:tab/>href ==&gt; starts with "/articles"</text:p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TASK-3 : for-loop ==&gt; to a function <text:s/>::[20191220_133042</text:p>
          <text:list>
            <text:list-item>
              <text:p text:style-name="P45">T-3.1</text:p>
              <text:list>
                <text:list-item>
                  <text:p text:style-name="P45">CODE</text:p>
                  <text:list>
                    <text:list-item>
                      <text:p text:style-name="P45">sig</text:p>
                      <text:list>
                        <text:list-item>
                          <text:p text:style-name="P45">get_ListOf_Articles</text:p>
                        </text:list-item>
                      </text:list>
                    </text:list-item>
                    <text:list-item>
                      <text:p text:style-name="P45">labels</text:p>
                      <text:list>
                        <text:list-item>
                          <text:p text:style-name="P45">//_20191220_134005:caller</text:p>
                        </text:list-item>
                        <text:list-item>
                          <text:p text:style-name="P45">//_20191220_134012:head</text:p>
                        </text:list-item>
                        <text:list-item>
                          <text:p text:style-name="P45">//_20191220_134016:wl</text:p>
                        </text:list-item>
                      </text:list>
                    </text:list-item>
                  </text:list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14"><text:span text:style-name="T2">#_ </text:span><text:span text:style-name="T4">COMMIT ::]20191220_133914</text:span></text:p>
            </text:list-item>
            <text:list-item>
              <text:p text:style-name="P45">T-3.2</text:p>
              <text:list>
                <text:list-item>
                  <text:p text:style-name="P45">delete ==&gt; c/o-ed lines</text:p>
                </text:list-item>
              </text:list>
            </text:list-item>
          </text:list>
        </text:list-item>
        <text:list-item>
          <text:p text:style-name="P45">TASK-4 : categorize</text:p>
          <text:list>
            <text:list-item>
              <text:p text:style-name="P45">T-4.1</text:p>
              <text:list>
                <text:list-item>
                  <text:p text:style-name="P45">skeleton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45">TASK-5 : render (view)</text:p>
          <text:list>
            <text:list-item>
              <text:p text:style-name="P45"><text:soft-page-break/>T-5.1</text:p>
              <text:list>
                <text:list-item>
                  <text:p text:style-name="P45">index.ctp ==&gt; table</text:p>
                  <text:list>
                    <text:list-item>
                      <text:p text:style-name="P45">php : for-loop</text:p>
                    </text:list-item>
                    <text:list-item>
                      <text:p text:style-name="P4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>[next]</text:p>
      <text:list xml:id="list7355693942261161865" text:style-name="L2">
        <text:list-item>
          <text:p text:style-name="P15">TASK : categorize</text:p>
          <text:list>
            <text:list-item>
              <text:p text:style-name="P15">==&gt; new FUNC : categorize_Articles(...)</text:p>
            </text:list-item>
            <text:list-item>
              <text:p text:style-name="P15">//_20191220_141744:next</text:p>
            </text:list-item>
          </text:list>
        </text:list-item>
      </text:list>
      <text:p text:style-name="P3">[further]</text:p>
      <text:list xml:id="list6963536633149672713" text:style-name="L3">
        <text:list-item>
          <text:p text:style-name="P16"/>
        </text:list-item>
      </text:list>
      <text:p text:style-name="P10"><text:line-break/><text:span text:style-name="T3">[/ XXX]</text:span></text:p>
      <text:p text:style-name="P10"/>
      <text:p text:style-name="P7"/>
      <text:p text:style-name="P3"><text:span text:style-name="T5">1</text:span>---------------------------------------------------------------------------</text:p>
      <text:p text:style-name="P8">res free# JVEMV6 37#12.2_2 / 44. currency / 12. programming / 2. news articles / 20191222_134015</text:p>
      <text:p text:style-name="P8"/>
      <text:p text:style-name="P3">[do] <text:span text:style-name="T1">#_ </text:span></text:p>
      <text:list xml:id="list5654278421915752867" text:style-name="L4">
        <text:list-item>
          <text:p text:style-name="P17">REVIEW</text:p>
        </text:list-item>
        <text:list-item>
          <text:p text:style-name="P17">TASK-1 : link tag ==&gt; genres</text:p>
          <text:list>
            <text:list-item>
              <text:p text:style-name="P17">T-1.1</text:p>
              <text:list>
                <text:list-item>
                  <text:list>
                    <text:list-item>
                      <text:p text:style-name="P17">get url params</text:p>
                    </text:list-item>
                    <text:list-item>
                      <text:p text:style-name="P17">“step : 1.2”</text:p>
                    </text:list-item>
                  </text:list>
                </text:list-item>
                <text:list-item>
                  <text:p text:style-name="P17">CODE</text:p>
                </text:list-item>
                <text:list-item>
                  <text:p text:style-name="P17">TEST ==&gt; OK</text:p>
                </text:list-item>
              </text:list>
            </text:list-item>
            <text:list-item>
              <text:p text:style-name="P17">T-1.2 : genre name ==&gt; disp on the page</text:p>
              <text:list>
                <text:list-item>
                  <text:p text:style-name="P17">CODE</text:p>
                  <text:list>
                    <text:list-item>
                      <text:p text:style-name="P17">set var</text:p>
                    </text:list-item>
                    <text:list-item>
                      <text:p text:style-name="P17"><text:soft-page-break/>link ==&gt; cake tag</text:p>
                    </text:list-item>
                  </text:list>
                </text:list-item>
                <text:list-item>
                  <text:p text:style-name="P17">TEST ==&gt; OK</text:p>
                </text:list-item>
              </text:list>
            </text:list-item>
          </text:list>
        </text:list-item>
        <text:list-item>
          <text:p text:style-name="P17">TASK-2 : categorize</text:p>
          <text:list>
            <text:list-item>
              <text:list>
                <text:list-item>
                  <text:p text:style-name="P17">==&gt; new FUNC : categorize_Articles(...)</text:p>
                </text:list-item>
                <text:list-item>
                  <text:p text:style-name="P17">//_20191220_141744:next</text:p>
                </text:list-item>
              </text:list>
            </text:list-item>
            <text:list-item>
              <text:p text:style-name="P17">T-2.1 : skeleton</text:p>
              <text:list>
                <text:list-item>
                  <text:p text:style-name="P17">labels</text:p>
                  <text:list>
                    <text:list-item>
                      <text:p text:style-name="P17">//_20191222_142941:caller</text:p>
                    </text:list-item>
                    <text:list-item>
                      <text:p text:style-name="P17">//_20191222_142944:head</text:p>
                    </text:list-item>
                    <text:list-item>
                      <text:p text:style-name="P17">//_20191222_142950:wl</text:p>
                    </text:list-item>
                  </text:list>
                </text:list-item>
                <text:list-item>
                  <text:p text:style-name="P17">TEST ==&gt; OK</text:p>
                </text:list-item>
              </text:list>
            </text:list-item>
            <text:list-item>
              <text:p text:style-name="P17">T-2.2 : genre, name ==&gt; int'l, korea</text:p>
              <text:list>
                <text:list-item>
                  <text:p text:style-name="P17">CODE</text:p>
                </text:list-item>
                <text:list-item>
                  <text:p text:style-name="P17">TEST ==&gt; OK ::]20191222_144621</text:p>
                </text:list-item>
              </text:list>
            </text:list-item>
            <text:list-item>
              <text:p text:style-name="P17">T-2.3 : further</text:p>
              <text:list>
                <text:list-item>
                  <text:p text:style-name="P17">CODE</text:p>
                  <text:list>
                    <text:list-item>
                      <text:p text:style-name="P17">int'l, korea</text:p>
                    </text:list-item>
                  </text:list>
                </text:list-item>
                <text:list-item>
                  <text:p text:style-name="P17">==&gt; OK ::]20191222_152020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3648197703462475311" text:style-name="L5">
        <text:list-item>
          <text:p text:style-name="P18">TASK-1</text:p>
          <text:list>
            <text:list-item>
              <text:p text:style-name="P18">categorize ==&gt; to a function</text:p>
            </text:list-item>
            <text:list-item>
              <text:p text:style-name="P18">//_20191222_152658:next</text:p>
            </text:list-item>
          </text:list>
        </text:list-item>
      </text:list>
      <text:p text:style-name="P3">[further]</text:p>
      <text:list xml:id="list2177550957817424261" text:style-name="L6">
        <text:list-item>
          <text:p text:style-name="P19"/>
        </text:list-item>
      </text:list>
      <text:p text:style-name="P10"><text:line-break/><text:span text:style-name="T3">[/ 20191222_152038]</text:span></text:p>
      <text:p text:style-name="P10"/>
      <text:p text:style-name="P7"/>
      <text:p text:style-name="P3"><text:soft-page-break/><text:span text:style-name="T5">2</text:span>---------------------------------------------------------------------------</text:p>
      <text:p text:style-name="P8">res free# JVEMV6 37#12.2_3 / 37. miscs / 12. programming / 2. news articles / 20191224_114641</text:p>
      <text:p text:style-name="P8"/>
      <text:p text:style-name="P3">[do] <text:span text:style-name="T1">#_ </text:span></text:p>
      <text:list xml:id="list7817599173717616366" text:style-name="L7">
        <text:list-item>
          <text:p text:style-name="P20">REVIEW</text:p>
        </text:list-item>
        <text:list-item>
          <text:p text:style-name="P20">TASK-1 : categorize ==&gt; to a function</text:p>
          <text:list>
            <text:list-item>
              <text:list>
                <text:list-item>
                  <text:p text:style-name="P20">//_20191222_152658:next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new FUNC</text:p>
                  <text:list>
                    <text:list-item>
                      <text:p text:style-name="P20">sig</text:p>
                    </text:list-item>
                    <text:list-item>
                      <text:p text:style-name="P20">labels</text:p>
                      <text:list>
                        <text:list-item>
                          <text:p text:style-name="P20">//_20191224_115157:caller</text:p>
                        </text:list-item>
                        <text:list-item>
                          <text:p text:style-name="P20">//_20191224_115203:head</text:p>
                        </text:list-item>
                        <text:list-item>
                          <text:p text:style-name="P20">//_20191224_115207:wl</text:p>
                        </text:list-item>
                      </text:list>
                    </text:list-item>
                  </text:list>
                </text:list-item>
                <text:list-item>
                  <text:p text:style-name="P20">CODE</text:p>
                </text:list-item>
                <text:list-item>
                  <text:p text:style-name="P20">TEST ==&gt; OK</text:p>
                </text:list-item>
              </text:list>
            </text:list-item>
            <text:list-item>
              <text:p text:style-name="P20">T-1.2</text:p>
              <text:list>
                <text:list-item>
                  <text:list>
                    <text:list-item>
                      <text:p text:style-name="P20">categorize_Articles : build article groups ==&gt; use for-loop</text:p>
                    </text:list-item>
                  </text:list>
                </text:list-item>
                <text:list-item>
                  <text:p text:style-name="P20">CODE : group ==&gt; “Korea” only</text:p>
                </text:list-item>
                <text:list-item>
                  <text:p text:style-name="P20">TEST ==&gt; OK (seems)</text:p>
                </text:list-item>
              </text:list>
            </text:list-item>
            <text:list-item>
              <text:p text:style-name="P20">T-1.3 : oth<text:span text:style-name="T4">er group</text:span></text:p>
              <text:list>
                <text:list-item>
                  <text:p text:style-name="P46">CODE</text:p>
                </text:list-item>
                <text:list-item>
                  <text:p text:style-name="P46">TEST ==&gt; OK</text:p>
                </text:list-item>
              </text:list>
            </text:list-item>
            <text:list-item>
              <text:p text:style-name="P46">COMMIT ::[20191224_122635</text:p>
              <text:list>
                <text:list-item>
                  <text:p text:style-name="P46">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3394688570548841109" text:style-name="L8">
        <text:list-item>
          <text:p text:style-name="P21">TASK</text:p>
          <text:list>
            <text:list-item>
              <text:p text:style-name="P21">func “categorize_Articles” ==&gt; new param : “strOf_Genre_Name”</text:p>
            </text:list-item>
            <text:list-item>
              <text:p text:style-name="P21"><text:soft-page-break/>//_20191222_142944:head</text:p>
            </text:list-item>
          </text:list>
        </text:list-item>
      </text:list>
      <text:p text:style-name="P3">[further]</text:p>
      <text:list xml:id="list5546617222405569901" text:style-name="L9">
        <text:list-item>
          <text:p text:style-name="P22"/>
        </text:list-item>
      </text:list>
      <text:p text:style-name="P10"><text:line-break/><text:span text:style-name="T3">[/ 20191224_124255]</text:span></text:p>
      <text:p text:style-name="P10"/>
      <text:p text:style-name="P7"/>
      <text:p text:style-name="P3"><text:span text:style-name="T5">3</text:span>---------------------------------------------------------------------------</text:p>
      <text:p text:style-name="P8">res free# JVEMV6 37#12.2_4 / 44. currency / 12. programming / 2. news articles / 20191225_132612</text:p>
      <text:p text:style-name="P8"/>
      <text:p text:style-name="P3">[do] <text:span text:style-name="T1">#_ </text:span></text:p>
      <text:list xml:id="list37454922" text:continue-list="list8786804135540479293" text:style-name="L1">
        <text:list-item>
          <text:p text:style-name="P14">REVIEW</text:p>
        </text:list-item>
        <text:list-item>
          <text:p text:style-name="P14">TASK-1 : func “categorize_Articles” ==&gt; new param : “strOf_Genre_Name”</text:p>
          <text:list>
            <text:list-item>
              <text:list>
                <text:list-item>
                  <text:p text:style-name="P14">//_20191222_142944:head</text:p>
                </text:list-item>
              </text:list>
            </text:list-item>
            <text:list-item>
              <text:p text:style-name="P14">T-1.1 : new FUNC : categorize_Articles__Intl($lo_Articles)</text:p>
              <text:list>
                <text:list-item>
                  <text:p text:style-name="P14">CODE</text:p>
                  <text:list>
                    <text:list-item>
                      <text:p text:style-name="P14">DUP</text:p>
                    </text:list-item>
                    <text:list-item>
                      <text:p text:style-name="P14">labels</text:p>
                      <text:list>
                        <text:list-item>
                          <text:p text:style-name="P14">//_20191225_134134:caller</text:p>
                        </text:list-item>
                        <text:list-item>
                          <text:p text:style-name="P14">//_20191225_134139:head</text:p>
                        </text:list-item>
                        <text:list-item>
                          <text:p text:style-name="P14">//_20191225_134144:wl</text:p>
                        </text:list-item>
                      </text:list>
                    </text:list-item>
                    <text:list-item>
                      <text:p text:style-name="P14">minimum</text:p>
                    </text:list-item>
                  </text:list>
                </text:list-item>
                <text:list-item>
                  <text:p text:style-name="P14">TEST ==&gt; OK</text:p>
                </text:list-item>
              </text:list>
            </text:list-item>
          </text:list>
        </text:list-item>
        <text:list-item>
          <text:p text:style-name="P14">TASK-2 : genre → “business”</text:p>
          <text:list>
            <text:list-item>
              <text:p text:style-name="P14">T-2.1</text:p>
              <text:list>
                <text:list-item>
                  <text:p text:style-name="P14">TREE</text:p>
                  <text:list>
                    <text:list-item>
                      <text:p text:style-name="P14">index → categorize_Articles</text:p>
                    </text:list-item>
                  </text:list>
                </text:list-item>
                <text:list-item>
                  <text:p text:style-name="P14"><text:soft-page-break/>CODE</text:p>
                  <text:list>
                    <text:list-item>
                      <text:p text:style-name="P14">DUP : categorize_Articles__Intl($lo_Articles)</text:p>
                      <text:list>
                        <text:list-item>
                          <text:p text:style-name="P14">==&gt; categorize_Articles__Business</text:p>
                        </text:list-item>
                      </text:list>
                    </text:list-item>
                    <text:list-item>
                      <text:p text:style-name="P14">labels</text:p>
                      <text:list>
                        <text:list-item>
                          <text:p text:style-name="P14">//_20191225_140154:caller</text:p>
                        </text:list-item>
                        <text:list-item>
                          <text:p text:style-name="P14">//_20191225_140200:head</text:p>
                        </text:list-item>
                        <text:list-item>
                          <text:p text:style-name="P14">//_20191225_140203:wl</text:p>
                        </text:list-item>
                      </text:list>
                    </text:list-item>
                    <text:list-item>
                      <text:p text:style-name="P14">skeleton</text:p>
                    </text:list-item>
                  </text:list>
                </text:list-item>
                <text:list-item>
                  <text:p text:style-name="P14">TEST ==&gt; OK</text:p>
                </text:list-item>
              </text:list>
            </text:list-item>
          </text:list>
        </text:list-item>
      </text:list>
      <text:p text:style-name="P3">[next]</text:p>
      <text:list xml:id="list6629805408491310732" text:style-name="L10">
        <text:list-item>
          <text:p text:style-name="P23">TASK</text:p>
          <text:list>
            <text:list-item>
              <text:p text:style-name="P23">genre ==&gt; politics, national</text:p>
            </text:list-item>
            <text:list-item>
              <text:p text:style-name="P23">//_20191225_142602:next</text:p>
            </text:list-item>
          </text:list>
        </text:list-item>
      </text:list>
      <text:p text:style-name="P3">[further]</text:p>
      <text:list xml:id="list5303035603723102420" text:style-name="L11">
        <text:list-item>
          <text:p text:style-name="P24"/>
        </text:list-item>
      </text:list>
      <text:p text:style-name="P10"><text:line-break/><text:span text:style-name="T3">[/ 20191225_142215]</text:span></text:p>
      <text:p text:style-name="P10"/>
      <text:p text:style-name="P7"/>
      <text:p text:style-name="P4"/>
      <text:p text:style-name="P3"><text:span text:style-name="T5">4</text:span>---------------------------------------------------------------------------</text:p>
      <text:p text:style-name="P8">res free# JVEMV6 37#12.2_5 / 37. miscs / 12. programming / 2. news articles / 20191226_115211</text:p>
      <text:p text:style-name="P8"/>
      <text:p text:style-name="P3">[do] <text:span text:style-name="T1">#_ </text:span></text:p>
      <text:list xml:id="list2212127212584281640" text:style-name="L12">
        <text:list-item>
          <text:p text:style-name="P25">REVIEW</text:p>
        </text:list-item>
        <text:list-item>
          <text:p text:style-name="P25">TASK-1</text:p>
          <text:list>
            <text:list-item>
              <text:list>
                <text:list-item>
                  <text:p text:style-name="P25">genre ==&gt; politics, national</text:p>
                </text:list-item>
                <text:list-item>
                  <text:p text:style-name="P25">//_20191225_142602:next</text:p>
                </text:list-item>
              </text:list>
            </text:list-item>
            <text:list-item>
              <text:p text:style-name="P25"><text:soft-page-break/>T-1.1</text:p>
              <text:list>
                <text:list-item>
                  <text:p text:style-name="P25">CODE</text:p>
                  <text:list>
                    <text:list-item>
                      <text:p text:style-name="P25"><text:span text:style-name="T1">#_ </text:span>DUP : if-sentence</text:p>
                    </text:list-item>
                    <text:list-item>
                      <text:p text:style-name="P25"><text:span text:style-name="T1">#_ </text:span>new FUNC : categorize_Articles__National</text:p>
                      <text:list>
                        <text:list-item>
                          <text:p text:style-name="P25">DUP</text:p>
                        </text:list-item>
                        <text:list-item>
                          <text:p text:style-name="P25">sig</text:p>
                        </text:list-item>
                        <text:list-item>
                          <text:p text:style-name="P25">labels</text:p>
                          <text:list>
                            <text:list-item>
                              <text:p text:style-name="P25">//_20191226_120108:caller</text:p>
                            </text:list-item>
                            <text:list-item>
                              <text:p text:style-name="P25">//_20191226_120105:head</text:p>
                            </text:list-item>
                            <text:list-item>
                              <text:p text:style-name="P25">//_20191226_120108:wl</text:p>
                            </text:list-item>
                          </text:list>
                        </text:list-item>
                        <text:list-item>
                          <text:p text:style-name="P25">skeleton</text:p>
                        </text:list-item>
                        <text:list-item>
                          <text:p text:style-name="P25">caller</text:p>
                        </text:list-item>
                      </text:list>
                    </text:list-item>
                    <text:list-item>
                      <text:p text:style-name="P25">param ==&gt; modify</text:p>
                    </text:list-item>
                  </text:list>
                </text:list-item>
                <text:list-item>
                  <text:p text:style-name="P25"><text:span text:style-name="T1">#_ </text:span>TEST ==&gt; OK</text:p>
                </text:list-item>
              </text:list>
            </text:list-item>
            <text:list-item>
              <text:p text:style-name="P25">T-1.2 : modify ==&gt; categorize_Articles__National</text:p>
              <text:list>
                <text:list-item>
                  <text:p text:style-name="P25">CODE</text:p>
                </text:list-item>
                <text:list-item>
                  <text:p text:style-name="P25">TEST ==&gt; OK</text:p>
                </text:list-item>
              </text:list>
            </text:list-item>
          </text:list>
        </text:list-item>
        <text:list-item>
          <text:p text:style-name="P25">TASK-2 : politics <text:s/></text:p>
          <text:list>
            <text:list-item>
              <text:p text:style-name="P25">T-2.1</text:p>
              <text:list>
                <text:list-item>
                  <text:p text:style-name="P25">CODE</text:p>
                  <text:list>
                    <text:list-item>
                      <text:p text:style-name="P25">DUP : if-sentence</text:p>
                    </text:list-item>
                    <text:list-item>
                      <text:p text:style-name="P25"><text:span text:style-name="T1"><text:s/></text:span>new FUNC : categorize_Articles__Politics</text:p>
                      <text:list>
                        <text:list-item>
                          <text:p text:style-name="P25">DUP</text:p>
                        </text:list-item>
                        <text:list-item>
                          <text:p text:style-name="P25">sig</text:p>
                        </text:list-item>
                        <text:list-item>
                          <text:p text:style-name="P25">labels</text:p>
                          <text:list>
                            <text:list-item>
                              <text:p text:style-name="P25">//_20191226_121559:caller</text:p>
                            </text:list-item>
                            <text:list-item>
                              <text:p text:style-name="P25">//_20191226_121600:head</text:p>
                            </text:list-item>
                            <text:list-item>
                              <text:p text:style-name="P25">//_20191226_121601:wl</text:p>
                            </text:list-item>
                          </text:list>
                        </text:list-item>
                        <text:list-item>
                          <text:p text:style-name="P25"><text:span text:style-name="T1">#_ </text:span>skeleton</text:p>
                        </text:list-item>
                        <text:list-item>
                          <text:p text:style-name="P25"><text:span text:style-name="T1">#_ </text:span>caller</text:p>
                        </text:list-item>
                      </text:list>
                    </text:list-item>
                    <text:list-item>
                      <text:p text:style-name="P25"><text:soft-page-break/>param ==&gt; modify</text:p>
                    </text:list-item>
                  </text:list>
                </text:list-item>
                <text:list-item>
                  <text:p text:style-name="P25"><text:span text:style-name="T1"><text:s/></text:span>TEST ==&gt; OK ::]20191226_121824</text:p>
                </text:list-item>
              </text:list>
            </text:list-item>
            <text:list-item>
              <text:p text:style-name="P25">T-1.2 : modify ==&gt; categorize_Articles__Politics</text:p>
              <text:list>
                <text:list-item>
                  <text:p text:style-name="P25">CODE </text:p>
                  <text:list>
                    <text:list-item>
                      <text:p text:style-name="P25">keywords</text:p>
                    </text:list-item>
                    <text:list-item>
                      <text:p text:style-name="P25">labels</text:p>
                    </text:list-item>
                  </text:list>
                </text:list-item>
                <text:list-item>
                  <text:p text:style-name="P25">TEST ==&gt; OK ::]20191226_122701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8713008579492131401" text:style-name="L13">
        <text:list-item>
          <text:p text:style-name="P26">TASK-1</text:p>
          <text:list>
            <text:list-item>
              <text:p text:style-name="P26">keywords, labels ==&gt; <text:span text:style-name="T4">外部ファイルから</text:span></text:p>
            </text:list-item>
            <text:list-item>
              <text:p text:style-name="P47">//_20191226_123516:next</text:p>
            </text:list-item>
          </text:list>
        </text:list-item>
        <text:list-item>
          <text:p text:style-name="P47">TASK-2</text:p>
          <text:list>
            <text:list-item>
              <text:p text:style-name="P47">view : index.ctp ==&gt; group name → add serial num</text:p>
            </text:list-item>
          </text:list>
        </text:list-item>
      </text:list>
      <text:p text:style-name="P3">[further]</text:p>
      <text:list xml:id="list6851389665066580998" text:style-name="L14">
        <text:list-item>
          <text:p text:style-name="P27"/>
        </text:list-item>
      </text:list>
      <text:p text:style-name="P10"><text:line-break/><text:span text:style-name="T3">[/ 20191226_123220]</text:span></text:p>
      <text:p text:style-name="P10"/>
      <text:p text:style-name="P7"/>
      <text:p text:style-name="P3"><text:span text:style-name="T5">5</text:span>---------------------------------------------------------------------------</text:p>
      <text:p text:style-name="P8">res free# JVEMV6 37#12.2_6 / 37. miscs / 12. programming / 2. news articles / 20191227_162625</text:p>
      <text:p text:style-name="P8"/>
      <text:p text:style-name="P3">[do] <text:span text:style-name="T1">#_ </text:span></text:p>
      <text:list xml:id="list5338244861749069877" text:style-name="L15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keywords, labels ==&gt; <text:span text:style-name="T4">外部ファイルから</text:span></text:p>
                </text:list-item>
                <text:list-item>
                  <text:p text:style-name="P48">//_20191226_123516:next</text:p>
                </text:list-item>
                <text:list-item>
                  <text:p text:style-name="P48"><text:soft-page-break/>target ==&gt; intl, labels</text:p>
                </text:list-item>
              </text:list>
            </text:list-item>
            <text:list-item>
              <text:p text:style-name="P48">T-1.1 : external file ==&gt; create </text:p>
              <text:list>
                <text:list-item>
                  <text:p text:style-name="P48">new FUNC : categorize_Articles__Intl__Prep_KWs</text:p>
                  <text:list>
                    <text:list-item>
                      <text:p text:style-name="P48"><text:span text:style-name="T1">#_ </text:span>DUP</text:p>
                    </text:list-item>
                    <text:list-item>
                      <text:p text:style-name="P48"><text:span text:style-name="T1">#_ </text:span>labels</text:p>
                    </text:list-item>
                    <text:list-item>
                      <text:p text:style-name="P48"><text:span text:style-name="T1">#_ </text:span>caller</text:p>
                    </text:list-item>
                    <text:list-item>
                      <text:p text:style-name="P48"><text:span text:style-name="T1">#_ </text:span>skeleton</text:p>
                    </text:list-item>
                    <text:list-item>
                      <text:p text:style-name="P48">TEST ==&gt; OK</text:p>
                    </text:list-item>
                  </text:list>
                </text:list-item>
                <text:list-item>
                  <text:p text:style-name="P48">external file </text:p>
                  <text:list>
                    <text:list-item>
                      <text:p text:style-name="P48">//_20191227_164606:tmp</text:p>
                    </text:list-item>
                  </text:list>
                </text:list-item>
              </text:list>
            </text:list-item>
            <text:list-item>
              <text:p text:style-name="P48">T-1.2 : load file → in “categorize_Articles__Intl__Prep_KWs” </text:p>
            </text:list-item>
            <text:list-item>
              <text:p text:style-name="P48">T-1.3 : build → lists</text:p>
            </text:list-item>
            <text:list-item>
              <text:p text:style-name="P48">T-1.4 : use → the lists</text:p>
              <text:list>
                <text:list-item>
                  <text:p text:style-name="P48">TEST ==&gt; OK ::]20191227_171320</text:p>
                </text:list-item>
              </text:list>
            </text:list-item>
          </text:list>
        </text:list-item>
      </text:list>
      <text:p text:style-name="P3">[next]</text:p>
      <text:list xml:id="list6005744584907902945" text:style-name="L16">
        <text:list-item>
          <text:p text:style-name="P29">TASK</text:p>
          <text:list>
            <text:list-item>
              <text:p text:style-name="P29">continue ==&gt; intl, keywords, group = korea</text:p>
            </text:list-item>
            <text:list-item>
              <text:p text:style-name="P29">//_20191227_171440:next</text:p>
            </text:list-item>
          </text:list>
        </text:list-item>
      </text:list>
      <text:p text:style-name="P3">[further]</text:p>
      <text:list xml:id="list849977279068285523" text:style-name="L17">
        <text:list-item>
          <text:p text:style-name="P30"/>
        </text:list-item>
      </text:list>
      <text:p text:style-name="P10"><text:line-break/><text:span text:style-name="T3">[/ 20191227_171457]</text:span></text:p>
      <text:p text:style-name="P10"/>
      <text:p text:style-name="P7"/>
      <text:p text:style-name="P3"><text:span text:style-name="T5">6</text:span>---------------------------------------------------------------------------</text:p>
      <text:p text:style-name="P8">res free# JVEMV6 37#12.2_7 / 37. miscs / 12. programming / 2. news articles / XXXX</text:p>
      <text:p text:style-name="P8"/>
      <text:p text:style-name="P3">[do] <text:span text:style-name="T1">#_ </text:span></text:p>
      <text:list xml:id="list7277477474455461316" text:style-name="L18">
        <text:list-item>
          <text:p text:style-name="P31"><text:soft-page-break/>REVIEW</text:p>
        </text:list-item>
        <text:list-item>
          <text:p text:style-name="P31">TASK-1 : continue ==&gt; intl, keywords, group = korea</text:p>
          <text:list>
            <text:list-item>
              <text:list>
                <text:list-item>
                  <text:p text:style-name="P31">//_20191227_171440:next</text:p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CODE</text:p>
                </text:list-item>
                <text:list-item>
                  <text:p text:style-name="P31">==&gt; OK</text:p>
                </text:list-item>
              </text:list>
            </text:list-item>
          </text:list>
        </text:list-item>
        <text:list-item>
          <text:p text:style-name="P31">TASK-2 : intl, china</text:p>
          <text:list>
            <text:list-item>
              <text:p text:style-name="P31">CODE </text:p>
              <text:list>
                <text:list-item>
                  <text:p text:style-name="P31">dat file</text:p>
                  <text:list>
                    <text:list-item>
                      <text:p text:style-name="P31">DUP</text:p>
                    </text:list-item>
                    <text:list-item>
                      <text:p text:style-name="P31">edit</text:p>
                    </text:list-item>
                  </text:list>
                </text:list-item>
                <text:list-item>
                  <text:p text:style-name="P31">php file</text:p>
                  <text:list>
                    <text:list-item>
                      <text:p text:style-name="P31">comment out ==&gt; keyword line</text:p>
                    </text:list-item>
                  </text:list>
                </text:list-item>
                <text:list-item>
                  <text:p text:style-name="P31">TEST ==&gt; OK</text:p>
                </text:list-item>
              </text:list>
            </text:list-item>
          </text:list>
        </text:list-item>
        <text:list-item>
          <text:p text:style-name="P31">TASK-3 : islam-world</text:p>
          <text:list>
            <text:list-item>
              <text:p text:style-name="P31">CODE</text:p>
              <text:list>
                <text:list-item>
                  <text:p text:style-name="P31">dat file</text:p>
                  <text:list>
                    <text:list-item>
                      <text:p text:style-name="P31">DUP</text:p>
                    </text:list-item>
                    <text:list-item>
                      <text:p text:style-name="P31">edit</text:p>
                    </text:list-item>
                  </text:list>
                </text:list-item>
                <text:list-item>
                  <text:p text:style-name="P31">php file</text:p>
                  <text:list>
                    <text:list-item>
                      <text:p text:style-name="P31">comment out ==&gt; keyword line</text:p>
                    </text:list-item>
                  </text:list>
                </text:list-item>
                <text:list-item>
                  <text:p text:style-name="P31">TEST 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8796929734069246099" text:style-name="L19">
        <text:list-item>
          <text:p text:style-name="P32">TASK : genre ==&gt; national</text:p>
          <text:list>
            <text:list-item>
              <text:p text:style-name="P32">//_20191229_162036:next</text:p>
            </text:list-item>
            <text:list-item>
              <text:p text:style-name="P32">steps</text:p>
              <text:list>
                <text:list-item>
                  <text:p text:style-name="P32">DUP : categorize_Articles__Intl($lo_Articles)</text:p>
                  <text:list>
                    <text:list-item>
                      <text:p text:style-name="P32">//_20191225_134139:head</text:p>
                    </text:list-item>
                  </text:list>
                </text:list-item>
              </text:list>
            </text:list-item>
          </text:list>
        </text:list-item>
      </text:list>
      <text:p text:style-name="P3">[further]</text:p>
      <text:list xml:id="list5568894180024727589" text:style-name="L20">
        <text:list-item>
          <text:p text:style-name="P33"><text:soft-page-break/></text:p>
        </text:list-item>
      </text:list>
      <text:p text:style-name="P10"><text:line-break/><text:span text:style-name="T3">[/ 20191229_162310]</text:span></text:p>
      <text:p text:style-name="P10"/>
      <text:p text:style-name="P7"/>
      <text:p text:style-name="P3"><text:span text:style-name="T5">7</text:span>---------------------------------------------------------------------------</text:p>
      <text:p text:style-name="P8">res free# JVEMV6 37#12.2_8 / 37. miscs / 12. programming / 2. news articles / 20191230_120921</text:p>
      <text:p text:style-name="P8"/>
      <text:p text:style-name="P3">[do] <text:span text:style-name="T1">#_ </text:span></text:p>
      <text:list xml:id="list8002070415121491855" text:style-name="L21">
        <text:list-item>
          <text:p text:style-name="P34">REVIEW</text:p>
        </text:list-item>
        <text:list-item>
          <text:p text:style-name="P34">TASK-1 : genre ==&gt; national</text:p>
          <text:list>
            <text:list-item>
              <text:list>
                <text:list-item>
                  <text:p text:style-name="P34">//_20191229_162036:next</text:p>
                </text:list-item>
                <text:list-item>
                  <text:p text:style-name="P34">DUP : categorize_Articles__Intl($lo_Articles)</text:p>
                  <text:list>
                    <text:list-item>
                      <text:p text:style-name="P34">//_20191225_134139:head</text:p>
                    </text:list-item>
                  </text:list>
                </text:list-item>
                <text:list-item>
                  <text:p text:style-name="P34">INSPECT : categorize_Articles__Intl__Prep_KWs</text:p>
                </text:list-item>
              </text:list>
            </text:list-item>
            <text:list-item>
              <text:p text:style-name="P34"><text:span text:style-name="T1">#_ </text:span>T-1.1</text:p>
              <text:list>
                <text:list-item>
                  <text:p text:style-name="P34">steps </text:p>
                  <text:list>
                    <text:list-item>
                      <text:p text:style-name="P34"/>
                    </text:list-item>
                    <text:list-item>
                      <text:p text:style-name="P34">new FUNC : categorize_Articles__Intl__Prep_KWs__Intl</text:p>
                    </text:list-item>
                    <text:list-item>
                      <text:p text:style-name="P34">==&gt; move codes</text:p>
                    </text:list-item>
                    <text:list-item>
                      <text:p text:style-name="P34">//_20191227_163006:head</text:p>
                    </text:list-item>
                    <text:list-item>
                      <text:p text:style-name="P34">TEST ==&gt; OK</text:p>
                    </text:list-item>
                  </text:list>
                </text:list-item>
              </text:list>
            </text:list-item>
            <text:list-item>
              <text:p text:style-name="P34">T-1.2</text:p>
              <text:list>
                <text:list-item>
                  <text:list>
                    <text:list-item>
                      <text:p text:style-name="P34">want to use ==&gt; categorize_Articles__Intl(...)</text:p>
                    </text:list-item>
                  </text:list>
                </text:list-item>
                <text:list-item>
                  <text:p text:style-name="P34">steps </text:p>
                  <text:list>
                    <text:list-item>
                      <text:p text:style-name="P34">categorize_Articles__Intl(...)</text:p>
                      <text:list>
                        <text:list-item>
                          <text:p text:style-name="P34"><text:span text:style-name="T1">#_ </text:span>change params ==&gt; add “$strOf_Genre_Name”</text:p>
                        </text:list-item>
                        <text:list-item>
                          <text:p text:style-name="P34"><text:span text:style-name="T1">#_ </text:span>edit ==&gt; caller → param</text:p>
                        </text:list-item>
                        <text:list-item>
                          <text:p text:style-name="P34"><text:soft-page-break/><text:span text:style-name="T1">#_ </text:span>TEST ==&gt; OK</text:p>
                        </text:list-item>
                      </text:list>
                    </text:list-item>
                    <text:list-item>
                      <text:p text:style-name="P34"><text:span text:style-name="T1">#_ </text:span>new external file : articles_keyword_lists_politics.dat</text:p>
                    </text:list-item>
                    <text:list-item>
                      <text:p text:style-name="P34">categorize_Articles__Intl__Prep_KWs__Intl()</text:p>
                      <text:list>
                        <text:list-item>
                          <text:p text:style-name="P34"><text:span text:style-name="T1">#_ </text:span>change param ==&gt; file name</text:p>
                        </text:list-item>
                        <text:list-item>
                          <text:p text:style-name="P34"><text:span text:style-name="T1">#_ </text:span>caller ==&gt; edit</text:p>
                        </text:list-item>
                        <text:list-item>
                          <text:p text:style-name="P34"><text:span text:style-name="T1">#_ </text:span>TEST ==&gt; OK</text:p>
                        </text:list-item>
                      </text:list>
                    </text:list-item>
                    <text:list-item>
                      <text:p text:style-name="P34"><text:span text:style-name="T1">#_ </text:span>cons.php : new constants</text:p>
                    </text:list-item>
                    <text:list-item>
                      <text:p text:style-name="P34">new FUNC : categorize_Articles__Intl__Prep_KWs__Politics</text:p>
                    </text:list-item>
                    <text:list-item>
                      <text:p text:style-name="P34">caller ==&gt; edit : //_20191226_121559:caller</text:p>
                      <text:list>
                        <text:list-item>
                          <text:p text:style-name="P34">==&gt; use : categorize_Articles__Intl__Prep_KWs</text:p>
                        </text:list-item>
                      </text:list>
                    </text:list-item>
                    <text:list-item>
                      <text:p text:style-name="P34">if-sentence ==&gt; change caller</text:p>
                      <text:list>
                        <text:list-item>
                          <text:p text:style-name="P34"><text:span text:style-name="T1">#_ </text:span>//_20191230_124954:tmp ==&gt; categorize_Articles__Intl__Prep_KWs</text:p>
                        </text:list-item>
                        <text:list-item>
                          <text:p text:style-name="P34"><text:span text:style-name="T1">#_ </text:span>//_20191230_124721:tmp ==&gt; categorize_Articles</text:p>
                        </text:list-item>
                      </text:list>
                    </text:list-item>
                  </text:list>
                </text:list-item>
                <text:list-item>
                  <text:p text:style-name="P34">TEST ==&gt; ERROR</text:p>
                  <text:list>
                    <text:list-item>
                      <text:p text:style-name="P34">“Warning (2): array_push() expects parameter 1 to be array, null given [APP\Controller\ArticlesController.php, line 1226]”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7482552381643538451" text:style-name="L22">
        <text:list-item>
          <text:p text:style-name="P35">TASK-1</text:p>
          <text:list>
            <text:list-item>
              <text:p text:style-name="P35">genre : politics ==&gt; let's use eigen function : “categorize_Articles__Intl__Prep_KWs__Politics”</text:p>
              <text:list>
                <text:list-item>
                  <text:p text:style-name="P35">//_20191230_130255:next</text:p>
                </text:list-item>
              </text:list>
            </text:list-item>
          </text:list>
        </text:list-item>
      </text:list>
      <text:p text:style-name="P3">[further]</text:p>
      <text:list xml:id="list9111828659103301695" text:style-name="L23">
        <text:list-item>
          <text:p text:style-name="P36"/>
        </text:list-item>
      </text:list>
      <text:p text:style-name="P10"><text:line-break/><text:span text:style-name="T3">[/ 20191230_130309]</text:span></text:p>
      <text:p text:style-name="P10"/>
      <text:p text:style-name="P7"><text:soft-page-break/></text:p>
      <text:p text:style-name="P4"/>
      <text:p text:style-name="P3"><text:span text:style-name="T5">8</text:span>---------------------------------------------------------------------------</text:p>
      <text:p text:style-name="P8">res free# JVEMV6 37#12.2_9 / 37. miscs / 12. programming / 2. news articles / 20191230_163834</text:p>
      <text:p text:style-name="P8"/>
      <text:p text:style-name="P3">[do] <text:span text:style-name="T1">#_ </text:span></text:p>
      <text:list xml:id="list2706834342257012466" text:style-name="L31">
        <text:list-item>
          <text:p text:style-name="P53"><text:span text:style-name="T8">REVIEW</text:span></text:p>
        </text:list-item>
        <text:list-item>
          <text:p text:style-name="P41">TASK-1 : genre : politics ==&gt; let's use eigen function : “categorize_Articles__Intl__Prep_KWs__Politics”</text:p>
          <text:list>
            <text:list-item>
              <text:list>
                <text:list-item>
                  <text:p text:style-name="P41">//_20191230_130255:next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<text:span text:style-name="T1">#_ </text:span>TREE</text:p>
                  <text:list>
                    <text:list-item>
                      <text:p text:style-name="P41">categorize_Articles__Intl</text:p>
                      <text:list>
                        <text:list-item>
                          <text:p text:style-name="P41">caller : //_20191230_124721:tmp</text:p>
                        </text:list-item>
                      </text:list>
                    </text:list-item>
                    <text:list-item>
                      <text:p text:style-name="P41">/ categorize_Articles__Intl__Prep_KWs : //_20191230_164308:tmp</text:p>
                    </text:list-item>
                    <text:list-item>
                      <text:p text:style-name="P41">/ } else if ($strOf_Genre_Name == CONS::$strOf_Genre_Name__Politics) {</text:p>
                    </text:list-item>
                    <text:list-item>
                      <text:p text:style-name="P41">/ categorize_Articles__Intl__Prep_KWs__Politics (new FUNC)</text:p>
                    </text:list-item>
                  </text:list>
                </text:list-item>
                <text:list-item>
                  <text:p text:style-name="P41">steps</text:p>
                  <text:list>
                    <text:list-item>
                      <text:p text:style-name="P41">new FUNC : <text:s/>categorize_Articles__Intl__Prep_KWs__Politics</text:p>
                      <text:list>
                        <text:list-item>
                          <text:p text:style-name="P41"><text:span text:style-name="T1">#_ </text:span>DUP </text:p>
                        </text:list-item>
                        <text:list-item>
                          <text:p text:style-name="P41"><text:span text:style-name="T1">#_ </text:span>sig</text:p>
                        </text:list-item>
                        <text:list-item>
                          <text:p text:style-name="P41"><text:span text:style-name="T1">#_ </text:span>labels</text:p>
                        </text:list-item>
                        <text:list-item>
                          <text:p text:style-name="P41"><text:span text:style-name="T1">#_ </text:span>caller</text:p>
                        </text:list-item>
                        <text:list-item>
                          <text:p text:style-name="P41"><text:span text:style-name="T1">#_ </text:span>content</text:p>
                          <text:list>
                            <text:list-item>
                              <text:p text:style-name="P41">C/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<text:span text:style-name="T1">#_ </text:span>TEST ==&gt; PROBLEM</text:p>
                      <text:list>
                        <text:list-item>
                          <text:list>
                            <text:list-item>
                              <text:p text:style-name="P41"><text:soft-page-break/>“$lo_LabelsOf_Article_Group” ==&gt; not dec<text:span text:style-name="T4">lared</text:span></text:p>
                            </text:list-item>
                          </text:list>
                        </text:list-item>
                        <text:list-item>
                          <text:p text:style-name="P41"><text:span text:style-name="T4">TRY : where declared in → “categorize_Articles__Intl__Prep_KWs__Intl” ?</text:span></text:p>
                          <text:list>
                            <text:list-item>
                              <text:p text:style-name="P41"><text:span text:style-name="T4">edit</text:span></text:p>
                            </text:list-item>
                            <text:list-item>
                              <text:p text:style-name="P41"><text:span text:style-name="T4">TEST ==&gt; OK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span text:style-name="T4">TASK-2 : politics ==&gt; other keywords</text:span></text:p>
          <text:list>
            <text:list-item>
              <text:p text:style-name="P41"><text:span text:style-name="T4">T-2.1</text:span></text:p>
              <text:list>
                <text:list-item>
                  <text:p text:style-name="P41"><text:span text:style-name="T4">dat file ==&gt; entries</text:span></text:p>
                </text:list-item>
                <text:list-item>
                  <text:p text:style-name="P41"><text:span text:style-name="T4">TEST ==&gt; OK</text:span></text:p>
                </text:list-item>
              </text:list>
            </text:list-item>
          </text:list>
        </text:list-item>
      </text:list>
      <text:p text:style-name="P3">[next]</text:p>
      <text:list xml:id="list257441541857234563" text:style-name="L24">
        <text:list-item>
          <text:p text:style-name="P37">TASK : national, business</text:p>
          <text:list>
            <text:list-item>
              <text:p text:style-name="P37">//_20191230_171952:next</text:p>
            </text:list-item>
            <text:list-item>
              <text:p text:style-name="P37">steps</text:p>
              <text:list>
                <text:list-item>
                  <text:p text:style-name="P37">new CONS : $fname_Articles_Keywords_External_Files__National</text:p>
                </text:list-item>
                <text:list-item>
                  <text:p text:style-name="P37">DUP : if-sentence choice block</text:p>
                </text:list-item>
                <text:list-item>
                  <text:p text:style-name="P37">external file ==&gt; new</text:p>
                </text:list-item>
              </text:list>
            </text:list-item>
          </text:list>
        </text:list-item>
      </text:list>
      <text:p text:style-name="P3">[further]</text:p>
      <text:list xml:id="list4521643329617479787" text:style-name="L25">
        <text:list-item>
          <text:p text:style-name="P38"/>
        </text:list-item>
      </text:list>
      <text:p text:style-name="P10"><text:line-break/><text:span text:style-name="T3">[/ 20191230_172205]</text:span></text:p>
      <text:p text:style-name="P10"/>
      <text:p text:style-name="P3"><text:span text:style-name="T10">@@@</text:span></text:p>
      <text:p text:style-name="P3"><text:span text:style-name="T5">9</text:span>---------------------------------------------------------------------------</text:p>
      <text:p text:style-name="P8">res free# JVEMV6 37#12.2_XX / 37. miscs / 12. programming / 2. news articles / XXXX</text:p>
      <text:p text:style-name="P8"/>
      <text:p text:style-name="P3">[do] <text:span text:style-name="T1">#_ </text:span></text:p>
      <text:list xml:id="list3844024101592391822" text:style-name="L35">
        <text:list-item>
          <text:p text:style-name="P55"><text:span text:style-name="T8">REVIEW</text:span></text:p>
        </text:list-item>
        <text:list-item>
          <text:p text:style-name="P55"><text:soft-page-break/><text:span text:style-name="T8">TASK-1</text:span></text:p>
        </text:list-item>
      </text:list>
      <text:p text:style-name="P3"/>
      <text:p text:style-name="P3">[next]</text:p>
      <text:list xml:id="list8003643703790363643" text:style-name="L33">
        <text:list-item>
          <text:p text:style-name="P43">TASK</text:p>
        </text:list-item>
      </text:list>
      <text:p text:style-name="P3">[further]</text:p>
      <text:list xml:id="list1894737547975955123" text:style-name="L34">
        <text:list-item>
          <text:p text:style-name="P44"/>
        </text:list-item>
      </text:list>
      <text:p text:style-name="P10"><text:line-break/><text:span text:style-name="T3">[/ XXX]</text:span></text:p>
      <text:p text:style-name="P10"/>
      <text:p text:style-name="P10"/>
      <text:p text:style-name="P4"/>
      <text:p text:style-name="P4"/>
      <text:p text:style-name="P2"/>
      <text:p text:style-name="P2">------------------------------------------------ [TEMPLATE] 20191220_142157</text:p>
      <text:p text:style-name="P3">---------------------------------------------------------------------------</text:p>
      <text:p text:style-name="P8">res free# JVEMV6 37#12.2_XX / 37. miscs / 12. programming / 2. news articles / XXXX</text:p>
      <text:p text:style-name="P8"/>
      <text:p text:style-name="P3">[do] <text:span text:style-name="T1">#_ </text:span></text:p>
      <text:list xml:id="list843066007614840602" text:style-name="L32">
        <text:list-item>
          <text:p text:style-name="P42">REVIEW</text:p>
        </text:list-item>
        <text:list-item>
          <text:p text:style-name="P54"><text:span text:style-name="T8">TASK-1</text:span></text:p>
        </text:list-item>
      </text:list>
      <text:p text:style-name="P3"/>
      <text:p text:style-name="P3">[next]</text:p>
      <text:list xml:id="list8783100113765560777" text:style-name="L26">
        <text:list-item>
          <text:p text:style-name="P39">TASK</text:p>
        </text:list-item>
      </text:list>
      <text:p text:style-name="P3">[further]</text:p>
      <text:list xml:id="list5778538451947110975" text:style-name="L27">
        <text:list-item>
          <text:p text:style-name="P40"/>
        </text:list-item>
      </text:list>
      <text:p text:style-name="P10"><text:line-break/><text:span text:style-name="T3">[/ XXX]</text:span></text:p>
      <text:p text:style-name="P10"/>
      <text:p text:style-name="P10"><text:soft-page-break/></text:p>
      <text:p text:style-name="P10"/>
      <text:p text:style-name="P2">/------------------------------------------------ [/TEMPLATE] 20191220_142157</text:p>
      <text:p text:style-name="P2"/>
      <text:p text:style-name="P6">------------------------------------------------------- [STEPS : start] 20191224_114459</text:p>
      <text:list xml:id="list2283923486439158658" text:style-name="L28">
        <text:list-item>
          <text:p text:style-name="P4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438581" text:continue-numbering="true" text:style-name="L28">
        <text:list-item>
          <text:p text:style-name="P49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7393566182205945723" text:style-name="L29">
        <text:list-item>
          <text:p text:style-name="P11">git</text:p>
          <text:list>
            <text:list-item>
              <text:p text:style-name="P1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c &amp;&amp; s &amp;&amp; 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s</text:p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447653" text:continue-numbering="true" text:style-name="L29">
        <text:list-item>
          <text:list>
            <text:list-item>
              <text:p text:style-name="P1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c &amp;&amp; e &amp;&amp; p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c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2_news-articles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7452316" text:continue-numbering="true" text:style-name="L29">
        <text:list-item>
          <text:p text:style-name="P11">move “<text:span text:style-name="T6">@@@</text:span>”</text:p>
        </text:list-item>
        <text:list-item>
          <text:p text:style-name="P51"><text:soft-page-break/>DUP : template</text:p>
        </text:list-item>
      </text:list>
      <text:p text:style-name="P2"/>
      <text:p text:style-name="P2">/ <text:span text:style-name="T7">------------------------------------------------------- [STEPS : closing] 20191220_142139 /</text:span></text:p>
      <text:list xml:id="list5424377329619238098" text:style-name="L30">
        <text:list-item>
          <text:p text:style-name="P50"/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6">sakura C:\WORKS_2\WS\Eclipse_Luna\Cake_IFM11\app\Lib\data\article_keywords\articles_keyword_lists.dat</text:p>
          </table:table-cell>
        </table:table-row>
        <table:table-row>
          <table:table-cell table:style-name="表3.A2" office:value-type="string">
            <text:p text:style-name="P1"/>
          </table:table-cell>
        </table:table-row>
        <table:table-row>
          <table:table-cell table:style-name="表3.A2" office:value-type="string">
            <text:p text:style-name="P1">f <text:s/><text:span text:style-name="T9">C:\WORKS_2\WS\Eclipse_Luna\Cake_IFM11\app\Lib\data\article_keywords\</text:span></text:p>
          </table:table-cell>
        </table:table-row>
        <table:table-row>
          <table:table-cell table:style-name="表3.A2" office:value-type="string">
            <text:p text:style-name="P1"/>
          </table:table-cell>
        </table:table-row>
      </table:table>
      <text:list xml:id="list37459862" text:continue-numbering="true" text:style-name="L30">
        <text:list-header>
          <text:p text:style-name="P50"/>
        </text:list-header>
      </text:list>
      <text:p text:style-name="P6"/>
      <text:p text:style-name="P6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30T17:24:47.86</dc:date>
    <dc:creator>iwabuchi ken</dc:creator>
    <meta:editing-duration>PT10H47M51S</meta:editing-duration>
    <meta:editing-cycles>41</meta:editing-cycles>
    <meta:generator>OpenOffice/4.1.3$Win32 OpenOffice.org_project/413m1$Build-9783</meta:generator>
    <meta:document-statistic meta:table-count="4" meta:image-count="0" meta:object-count="0" meta:page-count="18" meta:paragraph-count="397" meta:word-count="1513" meta:character-count="10319"/>
  </office:meta>
</office:document-meta>
</file>